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D0000002A9012C2AA.png" manifest:media-type="image/png"/>
  <manifest:file-entry manifest:full-path="Pictures/10000000000001980000002FE9A08684.png" manifest:media-type="image/png"/>
  <manifest:file-entry manifest:full-path="Pictures/10000000000002680000002E7F953E31.png" manifest:media-type="image/png"/>
  <manifest:file-entry manifest:full-path="Pictures/100000000000012E0000002C45916FE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59e70" officeooo:paragraph-rsid="00059e70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3f7f5f" style:font-name="Monospace" fo:font-size="10pt" style:font-size-asian="10pt"/>
    </style:style>
    <style:style style:name="T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3f7f5f" style:font-name="Monospace" fo:font-size="10pt" fo:font-style="italic" style:font-size-asian="10pt" style:font-style-asian="italic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7f0055" style:font-name="Monospace" fo:font-size="10pt" style:font-size-asian="10pt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fo:font-weight="bold" style:font-size-asian="10pt" style:font-weight-asian="bold"/>
    </style:style>
    <style:style style:name="T8" style:family="text">
      <style:text-properties fo:color="#2a00ff" style:font-name="Monospace" fo:font-size="10pt" style:font-size-asian="10pt"/>
    </style:style>
    <style:style style:name="T9" style:family="text">
      <style:text-properties fo:color="#642880" style:font-name="Monospace" fo:font-size="10pt" fo:font-weight="bold" style:font-size-asian="10pt" style:font-weight-asian="bold"/>
    </style:style>
    <style:style style:name="T10" style:family="text">
      <style:text-properties officeooo:rsid="000677fa"/>
    </style:style>
    <style:style style:name="T11" style:family="text">
      <style:text-properties fo:color="#cc7a7a" style:font-name="Monospace" fo:font-size="10pt" style:font-size-asian="10pt"/>
    </style:style>
    <style:style style:name="T12" style:family="text">
      <style:text-properties fo:color="#ccb07a" style:font-name="Monospace" fo:font-size="10pt" style:font-size-asian="10pt"/>
    </style:style>
    <style:style style:name="T13" style:family="text">
      <style:text-properties fo:color="#7acc7a" style:font-name="Monospace" fo:font-size="10pt" style:font-size-asian="10pt"/>
    </style:style>
    <style:style style:name="T14" style:family="text">
      <style:text-properties fo:color="#7accb0" style:font-name="Monospace" fo:font-size="10pt" style:font-size-asian="10pt"/>
    </style:style>
    <style:style style:name="T15" style:family="text">
      <style:text-properties fo:color="#005032" style:font-name="Monospace" fo:font-size="10pt" style:font-size-asian="10pt"/>
    </style:style>
    <style:style style:name="T16" style:family="text">
      <style:text-properties officeooo:rsid="0007b4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10.<text:span text:style-name="T16">12</text:span></text:p>
      <text:p text:style-name="P1"/>
      <text:p text:style-name="P1"><text:span text:style-name="T1">/*</text:span></text:p>
      <text:p text:style-name="P2"><text:span text:style-name="T1"><text:s/>* 10.12 <text:s/>Password Verifier</text:span></text:p>
      <text:p text:style-name="P2"><text:span text:style-name="T1"><text:s/>*</text:span></text:p>
      <text:p text:style-name="P2"><text:span text:style-name="T1"><text:s/>* Prompts for a password and enforces a password policy.</text:span></text:p>
      <text:p text:style-name="P2"><text:span text:style-name="T1"><text:s/>*</text:span></text:p>
      <text:p text:style-name="P2"><text:span text:style-name="T1"><text:s/>* Requires a minimum length of three characters. <text:s/>Exit code 1.</text:span></text:p>
      <text:p text:style-name="P2"><text:span text:style-name="T1"><text:s/>* Requires one upper and lower case letter. <text:s/>Exit code 2.</text:span></text:p>
      <text:p text:style-name="P2"><text:span text:style-name="T1"><text:s/>* Requires at lest one digit. <text:s/>Exit code 3.</text:span></text:p>
      <text:p text:style-name="P2"><text:span text:style-name="T1"><text:s/>*/</text:span></text:p>
      <text:p text:style-name="P3"/>
      <text:p text:style-name="P2"><text:span text:style-name="T4">#include</text:span><text:span text:style-name="T6"> </text:span><text:span text:style-name="T8">&lt;iostream&gt;</text:span></text:p>
      <text:p text:style-name="P2"><text:span text:style-name="T4">#include</text:span><text:span text:style-name="T6"> </text:span><text:span text:style-name="T8">&lt;string&gt;</text:span></text:p>
      <text:p text:style-name="P2"><text:span text:style-name="T4">#include</text:span><text:span text:style-name="T6"> </text:span><text:span text:style-name="T8">&lt;cstdlib&gt;</text:span></text:p>
      <text:p text:style-name="P3"/>
      <text:p text:style-name="P2"><text:span text:style-name="T4">using</text:span><text:span text:style-name="T6"> </text:span><text:span text:style-name="T4">namespace</text:span><text:span text:style-name="T6"> std;</text:span></text:p>
      <text:p text:style-name="P3"/>
      <text:p text:style-name="P2"><text:span text:style-name="T4">const</text:span><text:span text:style-name="T6"> </text:span><text:span text:style-name="T4">int</text:span><text:span text:style-name="T6"> MIN_PASS_LEN = 3;</text:span></text:p>
      <text:p text:style-name="P2"><text:span text:style-name="T4">const</text:span><text:span text:style-name="T6"> </text:span><text:span text:style-name="T4">int</text:span><text:span text:style-name="T6"> MAX_PW_LEN = 30;</text:span></text:p>
      <text:p text:style-name="P3"/>
      <text:p text:style-name="P2"><text:span text:style-name="T4">bool</text:span><text:span text:style-name="T6"> </text:span><text:span text:style-name="T7">isValidLength</text:span><text:span text:style-name="T6">(</text:span><text:span text:style-name="T15">string</text:span><text:span text:style-name="T6"> pw)</text:span></text:p>
      <text:p text:style-name="P2"><text:span text:style-name="T6">{</text:span></text:p>
      <text:p text:style-name="P2"><text:span text:style-name="T6"><text:tab/></text:span><text:span text:style-name="T4">return</text:span><text:span text:style-name="T6"> pw.length() &gt;= MIN_PASS_LEN;</text:span></text:p>
      <text:p text:style-name="P2"><text:span text:style-name="T6">}</text:span></text:p>
      <text:p text:style-name="P3"/>
      <text:p text:style-name="P2"><text:span text:style-name="T4">bool</text:span><text:span text:style-name="T6"> </text:span><text:span text:style-name="T7">hasUppernAndLower</text:span><text:span text:style-name="T6">(</text:span><text:span text:style-name="T15">string</text:span><text:span text:style-name="T6"> pw)</text:span></text:p>
      <text:p text:style-name="P2"><text:span text:style-name="T6">{</text:span></text:p>
      <text:p text:style-name="P2"><text:span text:style-name="T6"><text:tab/></text:span><text:span text:style-name="T4">bool</text:span><text:span text:style-name="T6"> hasUpper = </text:span><text:span text:style-name="T4">false</text:span><text:span text:style-name="T6">;</text:span></text:p>
      <text:p text:style-name="P2"><text:span text:style-name="T6"><text:tab/></text:span><text:span text:style-name="T4">bool</text:span><text:span text:style-name="T6"> hasLower = </text:span><text:span text:style-name="T4">false</text:span><text:span text:style-name="T6">;</text:span></text:p>
      <text:p text:style-name="P3"/>
      <text:p text:style-name="P2"><text:span text:style-name="T6"><text:tab/></text:span><text:span text:style-name="T4">for</text:span><text:span text:style-name="T6"> (</text:span><text:span text:style-name="T15">uint</text:span><text:span text:style-name="T6"> i = 0; i &lt; pw.length(); i++)</text:span></text:p>
      <text:p text:style-name="P2"><text:span text:style-name="T6"><text:tab/>{</text:span></text:p>
      <text:p text:style-name="P2"><text:span text:style-name="T6"><text:tab/><text:tab/></text:span><text:span text:style-name="T4">if</text:span><text:span text:style-name="T6"> (</text:span><text:span text:style-name="T9">isupper</text:span><text:span text:style-name="T6">(pw[i]))</text:span></text:p>
      <text:p text:style-name="P2"><text:span text:style-name="T6"><text:tab/><text:tab/>{</text:span></text:p>
      <text:p text:style-name="P2"><text:span text:style-name="T6"><text:tab/><text:tab/><text:tab/>hasUpper = </text:span><text:span text:style-name="T4">true</text:span><text:span text:style-name="T6">;</text:span></text:p>
      <text:p text:style-name="P2"><text:span text:style-name="T6"><text:tab/><text:tab/>}</text:span></text:p>
      <text:p text:style-name="P3"/>
      <text:p text:style-name="P2"><text:span text:style-name="T6"><text:tab/><text:tab/></text:span><text:span text:style-name="T4">if</text:span><text:span text:style-name="T6"> (</text:span><text:span text:style-name="T9">islower</text:span><text:span text:style-name="T6">(pw[i]))</text:span></text:p>
      <text:p text:style-name="P2"><text:span text:style-name="T6"><text:tab/><text:tab/>{</text:span></text:p>
      <text:p text:style-name="P2"><text:span text:style-name="T6"><text:tab/><text:tab/><text:tab/>hasLower = </text:span><text:span text:style-name="T4">true</text:span><text:span text:style-name="T6">;</text:span></text:p>
      <text:p text:style-name="P2"><text:span text:style-name="T6"><text:tab/><text:tab/>}</text:span></text:p>
      <text:p text:style-name="P2"><text:span text:style-name="T6"><text:tab/>}</text:span></text:p>
      <text:p text:style-name="P2"><text:span text:style-name="T6"><text:tab/></text:span><text:span text:style-name="T4">return</text:span><text:span text:style-name="T6"> hasUpper &amp;&amp; hasLower;</text:span></text:p>
      <text:p text:style-name="P2"><text:span text:style-name="T6">}</text:span></text:p>
      <text:p text:style-name="P3"/>
      <text:p text:style-name="P2"><text:span text:style-name="T4">bool</text:span><text:span text:style-name="T6"> </text:span><text:span text:style-name="T7">hasDigit</text:span><text:span text:style-name="T6">(</text:span><text:span text:style-name="T15">string</text:span><text:span text:style-name="T6"> pw)</text:span></text:p>
      <text:p text:style-name="P2"><text:span text:style-name="T6">{</text:span></text:p>
      <text:p text:style-name="P2"><text:span text:style-name="T6"><text:tab/></text:span><text:span text:style-name="T4">for</text:span><text:span text:style-name="T6"> (</text:span><text:span text:style-name="T15">uint</text:span><text:span text:style-name="T6"> i = 0; i &lt; pw.length(); i++)</text:span></text:p>
      <text:p text:style-name="P2"><text:span text:style-name="T6"><text:tab/>{</text:span></text:p>
      <text:p text:style-name="P2"><text:span text:style-name="T6"><text:tab/><text:tab/></text:span><text:span text:style-name="T4">if</text:span><text:span text:style-name="T6"> (</text:span><text:span text:style-name="T9">isdigit</text:span><text:span text:style-name="T6">(pw[i]))</text:span></text:p>
      <text:p text:style-name="P2"><text:span text:style-name="T6"><text:tab/><text:tab/>{</text:span></text:p>
      <text:p text:style-name="P2"><text:span text:style-name="T6"><text:tab/><text:tab/><text:tab/></text:span><text:span text:style-name="T4">return</text:span><text:span text:style-name="T6"> </text:span><text:span text:style-name="T4">true</text:span><text:span text:style-name="T6">;</text:span></text:p>
      <text:p text:style-name="P2"><text:span text:style-name="T6"><text:tab/><text:tab/>}</text:span></text:p>
      <text:p text:style-name="P2"><text:span text:style-name="T6"><text:tab/>}</text:span></text:p>
      <text:p text:style-name="P2"><text:soft-page-break/><text:span text:style-name="T6"><text:tab/></text:span><text:span text:style-name="T4">return</text:span><text:span text:style-name="T6"> </text:span><text:span text:style-name="T4">false</text:span><text:span text:style-name="T6">;</text:span></text:p>
      <text:p text:style-name="P2"><text:span text:style-name="T6">}</text:span></text:p>
      <text:p text:style-name="P3"/>
      <text:p text:style-name="P2"><text:span text:style-name="T4">int</text:span><text:span text:style-name="T6"> </text:span><text:span text:style-name="T7">main</text:span><text:span text:style-name="T6">()</text:span></text:p>
      <text:p text:style-name="P2"><text:span text:style-name="T6">{</text:span></text:p>
      <text:p text:style-name="P2"><text:span text:style-name="T6"><text:tab/></text:span><text:span text:style-name="T4">char</text:span><text:span text:style-name="T6"> password[MAX_PW_LEN];</text:span></text:p>
      <text:p text:style-name="P2"><text:span text:style-name="T6"><text:tab/>cout &lt;&lt; </text:span><text:span text:style-name="T8">"Enter your password: "</text:span><text:span text:style-name="T6">;</text:span></text:p>
      <text:p text:style-name="P2"><text:span text:style-name="T6"><text:tab/>cin.getline(password, MAX_PW_LEN);</text:span></text:p>
      <text:p text:style-name="P3"/>
      <text:p text:style-name="P2"><text:span text:style-name="T6"><text:tab/></text:span><text:span text:style-name="T4">if</text:span><text:span text:style-name="T6"> (!isValidLength(password))</text:span></text:p>
      <text:p text:style-name="P2"><text:span text:style-name="T6"><text:tab/>{</text:span></text:p>
      <text:p text:style-name="P2"><text:span text:style-name="T6"><text:tab/><text:tab/>cout &lt;&lt; </text:span><text:span text:style-name="T8">"Your password is too small."</text:span><text:span text:style-name="T6"> &lt;&lt; </text:span><text:span text:style-name="T9">endl</text:span><text:span text:style-name="T6">;</text:span></text:p>
      <text:p text:style-name="P2"><text:span text:style-name="T6"><text:tab/><text:tab/></text:span><text:span text:style-name="T4">return</text:span><text:span text:style-name="T6"> 1;</text:span></text:p>
      <text:p text:style-name="P2"><text:span text:style-name="T6"><text:tab/>}</text:span></text:p>
      <text:p text:style-name="P3"/>
      <text:p text:style-name="P2"><text:span text:style-name="T6"><text:tab/></text:span><text:span text:style-name="T4">if</text:span><text:span text:style-name="T6"> (!hasUppernAndLower(password))</text:span></text:p>
      <text:p text:style-name="P2"><text:span text:style-name="T6"><text:tab/>{</text:span></text:p>
      <text:p text:style-name="P2"><text:span text:style-name="T6"><text:tab/><text:tab/>cout &lt;&lt; </text:span><text:span text:style-name="T8">"You must have at least one upper and lower case letter."</text:span><text:span text:style-name="T6"> &lt;&lt; </text:span><text:span text:style-name="T9">endl</text:span><text:span text:style-name="T6">;</text:span></text:p>
      <text:p text:style-name="P2"><text:span text:style-name="T6"><text:tab/><text:tab/></text:span><text:span text:style-name="T4">return</text:span><text:span text:style-name="T6"> 2;</text:span></text:p>
      <text:p text:style-name="P2"><text:span text:style-name="T6"><text:tab/>}</text:span></text:p>
      <text:p text:style-name="P3"/>
      <text:p text:style-name="P2"><text:span text:style-name="T6"><text:tab/></text:span><text:span text:style-name="T4">if</text:span><text:span text:style-name="T6"> (!hasDigit(password))</text:span></text:p>
      <text:p text:style-name="P2"><text:span text:style-name="T6"><text:tab/>{</text:span></text:p>
      <text:p text:style-name="P2"><text:span text:style-name="T6"><text:tab/><text:tab/>cout &lt;&lt; </text:span><text:span text:style-name="T8">"You must provide at least one digit."</text:span><text:span text:style-name="T6"> &lt;&lt; </text:span><text:span text:style-name="T9">endl</text:span><text:span text:style-name="T6">;</text:span></text:p>
      <text:p text:style-name="P2"><text:span text:style-name="T6"><text:tab/><text:tab/></text:span><text:span text:style-name="T4">return</text:span><text:span text:style-name="T6"> 3;</text:span></text:p>
      <text:p text:style-name="P2"><text:span text:style-name="T6"><text:tab/>}</text:span></text:p>
      <text:p text:style-name="P2"><text:span text:style-name="T6"><text:tab/>cout &lt;&lt; </text:span><text:span text:style-name="T8">"You have a good password"</text:span><text:span text:style-name="T6"> &lt;&lt; </text:span><text:span text:style-name="T9">endl</text:span><text:span text:style-name="T6">;</text:span></text:p>
      <text:p text:style-name="P2"><text:span text:style-name="T6"><text:tab/></text:span><text:span text:style-name="T4">return</text:span><text:span text:style-name="T6"> 0;</text:span></text:p>
      <text:p text:style-name="P2"><text:span text:style-name="T6">}</text:span></text:p>
      <text:p text:style-name="P1"><draw:frame draw:style-name="fr1" draw:name="Image2" text:anchor-type="paragraph" svg:x="0.1882in" svg:y="0.6752in" svg:width="2.3598in" svg:height="0.3437in" draw:z-index="0"><draw:image xlink:href="Pictures/100000000000012E0000002C45916FEB.png" xlink:type="simple" xlink:show="embed" xlink:actuate="onLoad"/></draw:frame><draw:frame draw:style-name="fr1" draw:name="Image3" text:anchor-type="paragraph" svg:x="0.1965in" svg:y="1.348in" svg:width="4.8126in" svg:height="0.3598in" draw:z-index="1"><draw:image xlink:href="Pictures/10000000000002680000002E7F953E31.png" xlink:type="simple" xlink:show="embed" xlink:actuate="onLoad"/></draw:frame><draw:frame draw:style-name="fr1" draw:name="Image4" text:anchor-type="paragraph" svg:x="0.1811in" svg:y="2.0201in" svg:width="3.1874in" svg:height="0.3673in" draw:z-index="2"><draw:image xlink:href="Pictures/10000000000001980000002FE9A08684.png" xlink:type="simple" xlink:show="embed" xlink:actuate="onLoad"/></draw:frame><draw:frame draw:style-name="fr1" draw:name="Image5" text:anchor-type="paragraph" svg:x="0.1846in" svg:y="2.7382in" svg:width="2.6016in" svg:height="0.3283in" draw:z-index="3"><draw:image xlink:href="Pictures/100000000000014D0000002A9012C2AA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09:34:17.772995041</meta:creation-date>
    <dc:date>2015-07-23T10:46:20.497203070</dc:date>
    <meta:editing-duration>PT27M25S</meta:editing-duration>
    <meta:editing-cycles>1</meta:editing-cycles>
    <meta:generator>LibreOffice/4.2.6.3$Linux_X86_64 LibreOffice_project/420$Build-3</meta:generator>
    <meta:document-statistic meta:table-count="0" meta:image-count="4" meta:object-count="0" meta:page-count="2" meta:paragraph-count="73" meta:word-count="226" meta:character-count="1326" meta:non-whitespace-character-count="1097"/>
  </office:meta>
</office:document-meta>
</file>